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Heading_20_3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Horizontal_20_Line">
      <style:paragraph-properties fo:margin-top="0cm" fo:margin-bottom="0.247cm" style:contextual-spacing="false" fo:line-height="115%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Horizontal_20_Line">
      <style:paragraph-properties fo:margin-top="0cm" fo:margin-bottom="0.247cm" style:contextual-spacing="false" fo:line-height="115%"/>
      <style:text-properties officeooo:paragraph-rsid="00183550"/>
    </style:style>
    <style:style style:name="P17" style:family="paragraph" style:parent-style-name="Text_20_body">
      <style:text-properties fo:font-style="italic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🤖 AI Technical Translator: De EPUB a PDF Profesional</text:h>
      <text:p text:style-name="P2"><text:bookmark text:name="p-rc_d51e21098fdfc620-114"/>Este proyecto es un <text:span text:style-name="T1">pipeline automatizado</text:span> diseñado para traducir literatura técnica compleja (Ciberseguridad, Programación, Ingeniería) de forma 100% local. Utiliza la potencia de la aceleración por GPU para transformar archivos en inglés a manuales profesionales en español en cuestión de horas.</text:p>
      <text:p text:style-name="P2"/>
      <text:h text:style-name="P3" text:outline-level="2">🌟 ¿Por qué este proyecto?</text:h>
      <text:p text:style-name="P2"><text:bookmark text:name="p-rc_d51e21098fdfc620-115"/>Traducir un libro técnico manualmente puede tomar meses. Este sistema lo hace en <text:span text:style-name="T1">3 horas</text:span>.</text:p>
      <text:list text:style-name="L1">
        <text:list-item>
          <text:p text:style-name="P4"><text:bookmark text:name="p-rc_d51e21098fdfc620-116"/><text:span text:style-name="T1">Privacidad Total:</text:span> Los datos nunca salen de tu máquina; todo se procesa localmente con <text:span text:style-name="T1">Ollama</text:span>.</text:p>
        </text:list-item>
        <text:list-item>
          <text:p text:style-name="P5"><text:bookmark text:name="p-rc_d51e21098fdfc620-117"/><text:span text:style-name="T1">Precisión Técnica:</text:span> El modelo está instruido para no traducir comandos críticos (ej. <text:span text:style-name="Source_20_Text">nmap</text:span>, <text:span text:style-name="Source_20_Text">iptables</text:span>).</text:p>
        </text:list-item>
        <text:list-item>
          <text:p text:style-name="P4"><text:bookmark text:name="p-rc_d51e21098fdfc620-118"/><text:span text:style-name="T1">Calidad Editorial:</text:span> No es solo texto plano; el resultado es un PDF maquetado profesionalmente con índice y numeración automática.</text:p>
        </text:list-item>
      </text:list>
      <text:p text:style-name="P2"/>
      <text:h text:style-name="P3" text:outline-level="2">🏗️ Estructura del Laboratorio</text:h>
      <text:p text:style-name="P6"><text:bookmark text:name="p-rc_d51e21098fdfc620-119"/>El sistema está organizado para ser escalable y ordenado:</text:p>
      <text:list text:style-name="L2">
        <text:list-item>
          <text:p text:style-name="P7"><text:bookmark text:name="p-rc_d51e21098fdfc620-120"/><text:span text:style-name="Source_20_Text"><text:span text:style-name="T1">/src</text:span></text:span>: El "cerebro" (scripts en Python y Bash).</text:p>
        </text:list-item>
        <text:list-item>
          <text:p text:style-name="P7"><text:bookmark text:name="p-rc_d51e21098fdfc620-121"/><text:span text:style-name="Source_20_Text"><text:span text:style-name="T1">/config</text:span></text:span>: La configuración del modelo de IA y estilos visuales.</text:p>
        </text:list-item>
        <text:list-item>
          <text:p text:style-name="P7"><text:bookmark text:name="p-rc_d51e21098fdfc620-122"/><text:span text:style-name="Source_20_Text"><text:span text:style-name="T1">/output</text:span></text:span>: Donde ocurre la magia (tus archivos finales traducidos).</text:p>
        </text:list-item>
      </text:list>
      <text:h text:style-name="P3" text:outline-level="2"/>
      <text:h text:style-name="P3" text:outline-level="2">🚀 Cómo Funciona (El Pipeline)</text:h>
      <text:h text:style-name="P8" text:outline-level="3">Paso 1: Traducción con IA (GPU Accelerate)</text:h>
      <text:p text:style-name="P2"><text:bookmark text:name="p-rc_d51e21098fdfc620-123"/>El script de Python divide el libro en fragmentos y los envía a la tarjeta gráfica <text:span text:style-name="T1">Radeon RX 7600 XT</text:span>.</text:p>
      <text:list text:style-name="L3">
        <text:list-item>
          <text:p text:style-name="P9"><text:bookmark text:name="p-rc_d51e21098fdfc620-124"/><text:span text:style-name="T1">Paralelismo:</text:span> Traduce 6 párrafos al mismo tiempo para no desperdiciar potencia.</text:p>
        </text:list-item>
        <text:list-item>
          <text:p text:style-name="P9"><text:bookmark text:name="p-rc_d51e21098fdfc620-125"/><text:span text:style-name="T1">Seguridad de Datos:</text:span> Escribe en el disco segundo a segundo; si hay un corte de luz, no pierdes nada.</text:p>
        </text:list-item>
      </text:list>
      <text:h text:style-name="P8" text:outline-level="3">Paso 2: Conversión a PDF Profesional</text:h>
      <text:p text:style-name="P6"><text:bookmark text:name="p-rc_d51e21098fdfc620-126"/>Una vez traducido, un script de Bash orquestador toma el relevo para darle formato de libro real.</text:p>
      <text:list text:style-name="L4">
        <text:list-item>
          <text:p text:style-name="P10"><text:bookmark text:name="p-rc_d51e21098fdfc620-127"/><text:span text:style-name="T1">Tipografía:</text:span> Usa fuentes técnicas claras para que los comandos sean fáciles de leer.</text:p>
        </text:list-item>
        <text:list-item>
          <text:p text:style-name="P11"><text:bookmark text:name="p-rc_d51e21098fdfc620-128"/><text:span text:style-name="T1">Índice Automático:</text:span> Genera una tabla de contenidos interactiva para navegar por el manual.</text:p>
        </text:list-item>
      </text:list>
      <text:h text:style-name="P3" text:outline-level="2"><text:soft-page-break/>💻 Requisitos del Sistema</text:h>
      <text:p text:style-name="P6"><text:bookmark text:name="p-rc_d51e21098fdfc620-129"/>Este pipeline está optimizado para sacar el máximo provecho al hardware moderno:</text:p>
      <text:list text:style-name="L5">
        <text:list-item>
          <text:p text:style-name="P12"><text:bookmark text:name="p-rc_d51e21098fdfc620-130"/><text:span text:style-name="T1">Procesador:</text:span> AMD Ryzen 9 5900X (maneja la compilación del PDF con sus 24 hilos).</text:p>
        </text:list-item>
        <text:list-item>
          <text:p text:style-name="P12"><text:bookmark text:name="p-rc_d51e21098fdfc620-131"/><text:span text:style-name="T1">Gráfica:</text:span> AMD Radeon RX 7600 XT 16GB (el motor principal de la IA).</text:p>
        </text:list-item>
        <text:list-item>
          <text:p text:style-name="P12"><text:bookmark text:name="p-rc_d51e21098fdfc620-132"/><text:span text:style-name="T1">Memoria:</text:span> 32GB RAM (para asegurar fluidez entre aplicaciones).</text:p>
        </text:list-item>
        <text:list-item>
          <text:p text:style-name="P13"><text:bookmark text:name="p-rc_d51e21098fdfc620-133"/><text:span text:style-name="T1">Sistema:</text:span> EndeavourOS / Arch Linux (Optimizado con soporte nativo ROCm para AMD).</text:p>
        </text:list-item>
      </text:list>
      <text:p text:style-name="P14"/>
      <text:h text:style-name="P3" text:outline-level="2"/>
      <text:h text:style-name="P3" text:outline-level="2">📈 Resultados</text:h>
      <text:p text:style-name="P15">Se ha configurado un paralelismo de 6 workers para balancear la carga de cómputo (96% GPU util) con el uso de memoria (47% VRAM), permitiendo una estabilidad térmica de 66°C bajo una potencia de 164W.</text:p>
      <text:p text:style-name="P2"/>
      <text:p text:style-name="P2">Pipeline Status: Active</text:p>
      <text:p text:style-name="P2">-----------------------------------------</text:p>
      <text:p text:style-name="P2">GPU Utilization: 96% | VRAM Usage: 7.0/15GB (47%)</text:p>
      <text:p text:style-name="P2">Power Draw: 164.0W <text:s text:c="2"/>| Temp: 66.0°C</text:p>
      <text:p text:style-name="P2">Workers: 6 (Active) <text:s/>| Architecture: GFX 11.0.3</text:p>
      <text:p text:style-name="P2">-----------------------------------------</text:p>
      <text:p text:style-name="P16"/>
      <text:p text:style-name="P17">Este proyecto es parte de mi laboratorio personal de IA e Infraestructura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6:08:06.183758359</meta:creation-date>
    <dc:date>2026-02-18T16:53:02.827967071</dc:date>
    <meta:editing-duration>PT16M36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2" meta:paragraph-count="36" meta:word-count="421" meta:character-count="2621" meta:non-whitespace-character-count="2247"/>
  </office:meta>
</office:document-meta>
</file>